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in" style:rel-width="100%" fo:margin-left="0in" table:align="left"/>
    </style:style>
    <style:style style:name="Table1.A" style:family="table-column">
      <style:table-column-properties style:column-width="3.95in" style:rel-column-width="568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2.9069in"/>
    </style:style>
    <style:style style:name="Table2" style:family="table">
      <style:table-properties style:width="3.8736in" style:rel-width="100%" table:align="left"/>
    </style:style>
    <style:style style:name="Table2.A" style:family="table-column">
      <style:table-column-properties style:column-width="1.4965in" style:rel-column-width="2155*"/>
    </style:style>
    <style:style style:name="Table2.B" style:family="table-column">
      <style:table-column-properties style:column-width="0.625in" style:rel-column-width="900*"/>
    </style:style>
    <style:style style:name="Table2.C" style:family="table-column">
      <style:table-column-properties style:column-width="1.7521in" style:rel-column-width="2523*"/>
    </style:style>
    <style:style style:name="Table2.1" style:family="table-row">
      <style:table-row-properties style:min-row-height="0.35in"/>
    </style:style>
    <style:style style:name="Table2.A1" style:family="table-cell">
      <style:table-cell-properties style:vertical-align="" fo:padding="0.0382in" fo:border="none"/>
    </style:style>
    <style:style style:name="Table3" style:family="table">
      <style:table-properties style:width="3.8736in" style:rel-width="100%" fo:margin-left="0in" table:align="left"/>
    </style:style>
    <style:style style:name="Table3.A" style:family="table-column">
      <style:table-column-properties style:column-width="1.9597in" style:rel-column-width="2822*"/>
    </style:style>
    <style:style style:name="Table3.B" style:family="table-column">
      <style:table-column-properties style:column-width="1.9139in" style:rel-column-width="275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8736in" style:rel-width="100%" fo:margin-left="0in" table:align="left"/>
    </style:style>
    <style:style style:name="Table4.A" style:family="table-column">
      <style:table-column-properties style:column-width="1.9368in" style:rel-column-width="2789*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3.8736in" table:align="margins"/>
    </style:style>
    <style:style style:name="Table8.A" style:family="table-column">
      <style:table-column-properties style:column-width="1.9368in" style:rel-column-width="32767*"/>
    </style:style>
    <style:style style:name="Table8.B" style:family="table-column">
      <style:table-column-properties style:column-width="1.9368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1.975in" style:rel-column-width="16383*"/>
    </style:style>
    <style:style style:name="Table5.D" style:family="table-column">
      <style:table-column-properties style:column-width="1.975in" style:rel-column-width="16386*"/>
    </style:style>
    <style:style style:name="Table5.A1" style:family="table-cell">
      <style:table-cell-properties style:border-line-width-left="0.0049in 0.0049in 0.0049in" style:border-line-width-top="0.0049in 0.0049in 0.0049in" fo:padding="0.0382in" fo:border-left="1.05pt double #dddddd" fo:border-right="none" fo:border-top="1.05pt double #dddddd" fo:border-bottom="none"/>
    </style:style>
    <style:style style:name="Table5.D1" style:family="table-cell">
      <style:table-cell-properties style:border-line-width-left="0.0049in 0.0049in 0.0049in" style:border-line-width-right="0.0049in 0.0049in 0.0049in" style:border-line-width-top="0.0049in 0.0049in 0.0049in" fo:padding="0.0382in" fo:border-left="1.05pt double #dddddd" fo:border-right="1.05pt double #dddddd" fo:border-top="1.05pt double #dddddd" fo:border-bottom="none"/>
    </style:style>
    <style:style style:name="Table5.A2" style:family="table-cell">
      <style:table-cell-properties style:border-line-width-left="0.0049in 0.0049in 0.0049in" fo:padding="0.0382in" fo:border-left="1.05pt double #dddddd" fo:border-right="none" fo:border-top="none" fo:border-bottom="none"/>
    </style:style>
    <style:style style:name="Table5.D2" style:family="table-cell">
      <style:table-cell-properties style:border-line-width-left="0.0049in 0.0049in 0.0049in" style:border-line-width-right="0.0049in 0.0049in 0.0049in" fo:padding="0.0382in" fo:border-left="1.05pt double #dddddd" fo:border-right="1.05pt double #dddddd" fo:border-top="none" fo:border-bottom="none"/>
    </style:style>
    <style:style style:name="Table5.A7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5.D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2.6333in" style:rel-column-width="21845*"/>
    </style:style>
    <style:style style:name="Table6.B" style:family="table-column">
      <style:table-column-properties style:column-width="2.6333in" style:rel-column-width="21844*"/>
    </style:style>
    <style:style style:name="Table6.C" style:family="table-column">
      <style:table-column-properties style:column-width="2.6333in" style:rel-column-width="21846*"/>
    </style:style>
    <style:style style:name="Table6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6.C1" style:family="table-cell">
      <style:table-cell-properties style:border-line-width="0.0049in 0.0049in 0.0049in" fo:padding="0.0382in" fo:border="1.05pt double #dddddd"/>
    </style:style>
    <style:style style:name="Table6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6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2.6333in" style:rel-column-width="21844*"/>
    </style:style>
    <style:style style:name="Table7.B" style:family="table-column">
      <style:table-column-properties style:column-width="2.6333in" style:rel-column-width="21845*"/>
    </style:style>
    <style:style style:name="Table7.C" style:family="table-column">
      <style:table-column-properties style:column-width="2.6333in" style:rel-column-width="21846*"/>
    </style:style>
    <style:style style:name="Table7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7.C1" style:family="table-cell">
      <style:table-cell-properties style:border-line-width="0.0049in 0.0049in 0.0049in" fo:padding="0.0382in" fo:border="1.05pt double #dddddd"/>
    </style:style>
    <style:style style:name="Table7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7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ba91d" officeooo:paragraph-rsid="001ba91d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none" officeooo:rsid="0035f3f9" officeooo:paragraph-rsid="0035f3f9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6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1" fo:font-size="16pt" style:text-underline-style="solid" style:text-underline-width="auto" style:text-underline-color="font-color" officeooo:rsid="001371f0" officeooo:paragraph-rsid="001ba91d"/>
    </style:style>
    <style:style style:name="P7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c5bea"/>
    </style:style>
    <style:style style:name="P8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66e6c"/>
    </style:style>
    <style:style style:name="P9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7c239"/>
    </style:style>
    <style:style style:name="P10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7e2cb"/>
    </style:style>
    <style:style style:name="P1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f595e"/>
    </style:style>
    <style:style style:name="P12" style:family="paragraph" style:parent-style-name="Table_20_Contents">
      <style:paragraph-properties fo:text-align="end" style:justify-single-word="false"/>
      <style:text-properties style:font-name="FuraCode Nerd Font1" fo:font-size="16pt" officeooo:rsid="001490f2" officeooo:paragraph-rsid="001490f2"/>
    </style:style>
    <style:style style:name="P1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534ed" officeooo:paragraph-rsid="003534ed"/>
    </style:style>
    <style:style style:name="P14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1371f0" officeooo:paragraph-rsid="001371f0"/>
    </style:style>
    <style:style style:name="P15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d0d28" officeooo:paragraph-rsid="001371f0"/>
    </style:style>
    <style:style style:name="P16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e751e" officeooo:paragraph-rsid="001371f0"/>
    </style:style>
    <style:style style:name="P17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3534ed"/>
    </style:style>
    <style:style style:name="P18" style:family="paragraph" style:parent-style-name="Table_20_Contents">
      <style:paragraph-properties fo:text-align="end" style:justify-single-word="false"/>
      <style:text-properties style:font-name="FuraCode Nerd Font1" fo:font-size="16pt" officeooo:rsid="001f9c8a" officeooo:paragraph-rsid="003534ed"/>
    </style:style>
    <style:style style:name="P19" style:family="paragraph" style:parent-style-name="Table_20_Contents">
      <style:paragraph-properties fo:text-align="start" style:justify-single-word="false"/>
      <style:text-properties style:font-name="FuraCode Nerd Font1" fo:font-size="16pt"/>
    </style:style>
    <style:style style:name="P20" style:family="paragraph" style:parent-style-name="Table_20_Contents">
      <style:paragraph-properties fo:text-align="center" style:justify-single-word="false"/>
      <style:text-properties style:font-name="FuraCode Nerd Font1" fo:font-size="16pt"/>
    </style:style>
    <style:style style:name="P21" style:family="paragraph" style:parent-style-name="Table_20_Contents">
      <style:paragraph-properties fo:text-align="end" style:justify-single-word="false"/>
      <style:text-properties style:font-name="FuraCode Nerd Font1" fo:font-size="16pt" officeooo:rsid="00174ab2" officeooo:paragraph-rsid="00174ab2"/>
    </style:style>
    <style:style style:name="P22" style:family="paragraph" style:parent-style-name="Table_20_Contents">
      <style:text-properties style:font-name="FuraCode Nerd Font1" fo:font-size="16pt" officeooo:rsid="00174ab2" officeooo:paragraph-rsid="00174ab2"/>
    </style:style>
    <style:style style:name="P23" style:family="paragraph" style:parent-style-name="Table_20_Contents">
      <style:paragraph-properties fo:text-align="start" style:justify-single-word="false"/>
      <style:text-properties style:font-name="FuraCode Nerd Font1" fo:font-size="16pt" officeooo:rsid="003e751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e751e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fb810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FuraCode Nerd Font1" fo:font-size="16pt" style:text-underline-style="none" officeooo:rsid="003fb810" officeooo:paragraph-rsid="003fb810" style:font-size-asian="16pt" style:font-size-complex="16pt"/>
    </style:style>
    <style:style style:name="P2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35f3f9"/>
    </style:style>
    <style:style style:name="P30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4977" officeooo:paragraph-rsid="00374977"/>
    </style:style>
    <style:style style:name="P3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32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47f410"/>
    </style:style>
    <style:style style:name="P33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4ab779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officeooo:rsid="00189f62"/>
    </style:style>
    <style:style style:name="T6" style:family="text">
      <style:text-properties officeooo:rsid="0022d0b9"/>
    </style:style>
    <style:style style:name="T7" style:family="text">
      <style:text-properties fo:color="#000000"/>
    </style:style>
    <style:style style:name="T8" style:family="text">
      <style:text-properties fo:color="#000000" officeooo:rsid="001bb57d"/>
    </style:style>
    <style:style style:name="T9" style:family="text">
      <style:text-properties fo:color="#000000" officeooo:rsid="001e6326"/>
    </style:style>
    <style:style style:name="T10" style:family="text">
      <style:text-properties fo:color="#000000" style:text-underline-style="none" officeooo:rsid="001371f0"/>
    </style:style>
    <style:style style:name="T11" style:family="text">
      <style:text-properties fo:color="#000000" style:text-underline-style="none" officeooo:rsid="0027c239"/>
    </style:style>
    <style:style style:name="T12" style:family="text">
      <style:text-properties fo:color="#000000" style:font-name="FuraCode Nerd Font" style:text-underline-style="none" officeooo:rsid="002c5bea" style:font-name-asian="FuraCode Nerd Font" style:font-name-complex="FuraCode Nerd Font"/>
    </style:style>
    <style:style style:name="T13" style:family="text">
      <style:text-properties fo:color="#000000" officeooo:rsid="00374977"/>
    </style:style>
    <style:style style:name="T14" style:family="text">
      <style:text-properties officeooo:rsid="003fb81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0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8"/></text:span><text:span text:style-name="T5"><text:s text:c="2"/></text:span>Subtype:<text:span text:style-name="T2"> <text:s text:c="8"/></text:span><text:s text:c="2"/>Body:<text:span text:style-name="T2"> <text:s text:c="7"/></text:span></text:p>
      <text:p text:style-name="P3"><text:span text:style-name="T7">S</text:span><text:span text:style-name="T8">kill </text:span><text:span text:style-name="T7">P</text:span><text:span text:style-name="T9">oints</text:span><text:span text:style-name="T7">:</text:span><text:span text:style-name="T3"> <text:s text:c="3"/></text:span><text:span text:style-name="T7"><text:s text:c="2"/>A</text:span><text:span text:style-name="T8">ttr. </text:span><text:span text:style-name="T7">P</text:span><text:span text:style-name="T9">oints</text:span><text:span text:style-name="T7">:</text:span><text:span text:style-name="T3"> <text:s text:c="3"/></text:span><text:span text:style-name="T7"><text:s text:c="2"/></text:span><text:span text:style-name="T9">M</text:span><text:span text:style-name="T13">uta.</text:span><text:span text:style-name="T9"> </text:span><text:span text:style-name="T7">P</text:span><text:span text:style-name="T9">oints</text:span><text:span text:style-name="T7">:</text:span><text:span text:style-name="T3"> <text:s text:c="3"/></text:span>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A<office:annotation><dc:creator>Unknown Author</dc:creator><dc:date>2019-07-14T11:32:00.053842939</dc:date><text:p text:style-name="P34"><text:span text:style-name="T15">- Strength: Carry capacity, melee damage and penetration, resist movement</text:span></text:p><text:p text:style-name="P34"><text:span text:style-name="T15">- Agility: Accuracy and dodge</text:span></text:p><text:p text:style-name="P34"><text:span text:style-name="T15">- Toughness: HP, regen, resist poison/disease</text:span></text:p><text:p text:style-name="P34"><text:span text:style-name="T15">- Inteligence: skill points, examine artifacts</text:span></text:p><text:p text:style-name="P34"><text:span text:style-name="T15">- Willpower: cooldowns, mental armor, regen</text:span></text:p><text:p text:style-name="P34"><text:span text:style-name="T15">- Ego: mental ability, haggle, domination</text:span></text:p><text:p text:style-name="P34"><text:span text:style-name="T15"/></text:p><text:p text:style-name="P34"><text:span text:style-name="T15">AV: Armor Value</text:span></text:p><text:p text:style-name="P34"><text:span text:style-name="T15">DV: Dodge Value</text:span></text:p><text:p text:style-name="P34"><text:span text:style-name="T15">MA: Mental Armor</text:span></text:p><text:p text:style-name="P34"><text:span text:style-name="T15">QN: Quickness</text:span></text:p><text:p text:style-name="P34"><text:span text:style-name="T15">MS: Movement Speed</text:span></text:p><text:p text:style-name="P34"><text:span text:style-name="T15">T: Temperature</text:span></text:p></office:annotation>ttributes</text:p>
          </table:table-cell>
          <table:table-cell table:style-name="Table1.A1" office:value-type="string">
            <text:p text:style-name="P14">Resistances</text:p>
          </table:table-cell>
        </table:table-row>
        <table:table-row table:style-name="Table1.2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2">St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8"><text:s/>AV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Ag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pan text:style-name="T10"><text:s/>DV:</text:span>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To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QN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<text:span text:style-name="T6">In</text:span>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MS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<text:span text:style-name="T6">Wi</text:span>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MA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Eg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7"><text:span text:style-name="T11"><text:s text:c="2"/></text:span><text:span text:style-name="T12">T</text:span><text:span text:style-name="T11">:</text:span><text:span text:style-name="T3"> <text:s text:c="6"/></text:span></text:p>
                </table:table-cell>
              </table:table-row>
            </table:table>
            <text:p text:style-name="P13"/>
            <text:p text:style-name="P13">Abiliti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3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4">[</text:span><text:span text:style-name="T3"> <text:s/></text:span><text:span text:style-name="T14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4">[</text:span><text:span text:style-name="T3"> <text:s/></text:span><text:span text:style-name="T14">]</text:span><text:span text:style-name="T3"> <text:s text:c="17"/></text:span></text:p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21">Aci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2">Shock:<text:span text:style-name="T3"> <text:s text:c="3"/></text:span></text:p>
                </table:table-cell>
              </table:table-row>
              <table:table-row>
                <table:table-cell table:style-name="Table4.A1" office:value-type="string">
                  <text:p text:style-name="P21">Col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2"><text:s/>Heat:<text:span text:style-name="T3"> <text:s text:c="3"/></text:span></text:p>
                </table:table-cell>
              </table:table-row>
            </table:table>
            <text:p text:style-name="P15"/>
            <text:p text:style-name="P16">Equipment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3">Head</text:p>
                  <text:p text:style-name="P25"><text:s text:c="14"/></text:p>
                </table:table-cell>
                <table:table-cell table:style-name="Table8.A1" office:value-type="string">
                  <text:p text:style-name="P23">Body</text:p>
                  <text:p text:style-name="P25"><text:s text:c="23"/></text:p>
                </table:table-cell>
              </table:table-row>
              <table:table-row>
                <table:table-cell table:style-name="Table8.A1" office:value-type="string">
                  <text:p text:style-name="P23">Left Held</text:p>
                  <text:p text:style-name="P25"><text:s text:c="20"/></text:p>
                </table:table-cell>
                <table:table-cell table:style-name="Table8.A1" office:value-type="string">
                  <text:p text:style-name="P23">Right Held</text:p>
                  <text:p text:style-name="P25"><text:s text:c="19"/></text:p>
                </table:table-cell>
              </table:table-row>
              <table:table-row>
                <table:table-cell table:style-name="Table8.A1" office:value-type="string">
                  <text:p text:style-name="P24">Hands</text:p>
                  <text:p text:style-name="P25"><text:s text:c="18"/></text:p>
                </table:table-cell>
                <table:table-cell table:style-name="Table8.A1" office:value-type="string">
                  <text:p text:style-name="P24">Back</text:p>
                  <text:p text:style-name="P26"><text:s text:c="18"/></text:p>
                </table:table-cell>
              </table:table-row>
              <table:table-row>
                <table:table-cell table:style-name="Table8.A1" office:value-type="string">
                  <text:p text:style-name="P24">Legs</text:p>
                  <text:p text:style-name="P27"><text:s text:c="17"/></text:p>
                </table:table-cell>
                <table:table-cell table:style-name="Table8.A1" office:value-type="string">
                  <text:p text:style-name="P24">Feet</text:p>
                  <text:p text:style-name="P26"><text:s text:c="18"/></text:p>
                </table:table-cell>
              </table:table-row>
              <table:table-row>
                <table:table-cell table:style-name="Table8.A1" office:value-type="string">
                  <text:p text:style-name="P28">Misc.</text:p>
                  <text:p text:style-name="P25"><text:s text:c="17"/></text:p>
                </table:table-cell>
                <table:table-cell table:style-name="Table8.A1" office:value-type="string">
                  <text:p text:style-name="P25"/>
                  <text:p text:style-name="P25"><text:s text:c="19"/></text:p>
                </table:table-cell>
              </table:table-row>
              <table:table-row>
                <table:table-cell table:style-name="Table8.A1" office:value-type="string">
                  <text:p text:style-name="P25"><text:s text:c="18"/></text:p>
                </table:table-cell>
                <table:table-cell table:style-name="Table8.A1" office:value-type="string">
                  <text:p text:style-name="P25"><text:s text:c="22"/></text:p>
                </table:table-cell>
              </table:table-row>
              <table:table-row>
                <table:table-cell table:style-name="Table8.A1" office:value-type="string">
                  <text:p text:style-name="P25"><text:s text:c="13"/></text:p>
                </table:table-cell>
                <table:table-cell table:style-name="Table8.A1" office:value-type="string">
                  <text:p text:style-name="P25"><text:s text:c="14"/></text:p>
                </table:table-cell>
              </table:table-row>
              <table:table-row>
                <table:table-cell table:style-name="Table8.A1" office:value-type="string">
                  <text:p text:style-name="P25"><text:s text:c="13"/></text:p>
                </table:table-cell>
                <table:table-cell table:style-name="Table8.A1" office:value-type="string">
                  <text:p text:style-name="P25"><text:s text:c="13"/></text:p>
                </table:table-cell>
              </table:table-row>
            </table:table>
            <text:p text:style-name="P16"/>
          </table:table-cell>
        </table:table-row>
      </table:table>
      <text:p text:style-name="P4"/>
      <text:p text:style-name="P5">Inventory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D1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7" office:value-type="string">
            <text:p text:style-name="P19"/>
          </table:table-cell>
          <table:table-cell table:style-name="Table5.A7" office:value-type="string">
            <text:p text:style-name="P19"/>
          </table:table-cell>
          <table:table-cell table:style-name="Table5.A7" office:value-type="string">
            <text:p text:style-name="P19"/>
          </table:table-cell>
          <table:table-cell table:style-name="Table5.D7" office:value-type="string">
            <text:p text:style-name="P19"/>
          </table:table-cell>
        </table:table-row>
      </table:table>
      <text:p text:style-name="P29"><text:soft-page-break/>Skill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6.A1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6.C1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6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6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6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6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6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6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6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6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6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6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6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6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</table:table>
      <text:p text:style-name="P29"/>
      <text:p text:style-name="P5">Mutat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7.A1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1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7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7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7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  <text:p text:style-name="P32"><text:span text:style-name="T3"/></text:p>
            <text:p text:style-name="P32"><text:span text:style-name="T3"/></text:p>
          </table:table-cell>
          <table:table-cell table:style-name="Table7.A2" office:value-type="string">
            <text:p text:style-name="P33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4T17:47:12.590356820</dc:date>
    <meta:editing-duration>PT2H54M20S</meta:editing-duration>
    <meta:editing-cycles>26</meta:editing-cycles>
    <meta:generator>LibreOffice/6.2.4.2.0$Linux_X86_64 LibreOffice_project/20$Build-2</meta:generator>
    <meta:document-statistic meta:table-count="8" meta:image-count="0" meta:object-count="0" meta:page-count="2" meta:paragraph-count="103" meta:word-count="151" meta:character-count="1442" meta:non-whitespace-character-count="343"/>
  </office:meta>
</office:document-meta>
</file>